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5000000D6FC2CD67593EA6254.png" manifest:media-type="image/png"/>
  <manifest:file-entry manifest:full-path="Pictures/10001A8F0000160E00001623A4203AC086B2535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svg:stroke-width="0.053cm" draw:marker-start-width="0.384cm" draw:marker-end-width="0.384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2.011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.6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.693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color="#ffffff" style:font-name="Hack" fo:font-weight="bold" style:font-weight-asian="bold" style:font-weight-complex="bold"/>
    </style:style>
    <style:style style:name="T1" style:family="text"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Hack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572cm" svg:height="2.656cm" svg:x="4.085cm" svg:y="0.224cm" svg:viewBox="0 0 3573 2657" svg:d="M3180 1837c437 785-615 723-941 662-349 262-786 174-961-87-278 237-1130 272-961-438-350-174-523-786 87-1048-205-514 501-797 874-524 175-612 936-464 1115 36 437-262 1334 137 787 525 524 261 524 698 0 874z">
            <text:p/>
          </draw:path>
          <draw:path draw:style-name="gr2" draw:text-style-name="P2" draw:layer="layout" svg:width="0.15cm" svg:height="0.24cm" svg:x="7.382cm" svg:y="2.159cm" svg:viewBox="0 0 151 241" svg:d="M69 0c42 83 68 159 82 226l-38 7-38 8c-12-62-36-130-75-207l35-17z">
            <text:p/>
          </draw:path>
          <draw:path draw:style-name="gr2" draw:text-style-name="P2" draw:layer="layout" svg:width="0.131cm" svg:height="0.236cm" svg:x="7.411cm" svg:y="2.472cm" svg:viewBox="0 0 132 237" svg:d="M132 0v15c0 44-6 84-18 121-13 37-30 71-53 101l-30-23-31-23c18-23 32-49 41-78 10-30 14-62 14-98v-12l38-2z">
            <text:p/>
          </draw:path>
          <draw:path draw:style-name="gr2" draw:text-style-name="P2" draw:layer="layout" svg:width="0.239cm" svg:height="0.171cm" svg:x="7.175cm" svg:y="2.713cm" svg:viewBox="0 0 240 172" svg:d="M240 57c-29 26-63 49-99 68-37 19-76 35-117 47l-12-36-12-37c38-11 72-26 105-43 32-15 59-34 85-56l25 29z">
            <text:p/>
          </draw:path>
          <draw:path draw:style-name="gr2" draw:text-style-name="P2" draw:layer="layout" svg:width="0.239cm" svg:height="0.106cm" svg:x="6.883cm" svg:y="2.832cm" svg:viewBox="0 0 240 107" svg:d="M240 74c-76 18-155 28-235 33l-2-38-3-38c75-5 152-14 223-31l8 37z">
            <text:p/>
          </draw:path>
          <draw:path draw:style-name="gr2" draw:text-style-name="P2" draw:layer="layout" svg:width="0.234cm" svg:height="0.083cm" svg:x="6.574cm" svg:y="2.858cm" svg:viewBox="0 0 235 84" svg:d="M235 84h-47c-65 0-130-3-188-8l4-37 3-39c56 5 118 8 181 8 15 0 30 0 46-1l1 39z">
            <text:p/>
          </draw:path>
          <draw:path draw:style-name="gr2" draw:text-style-name="P2" draw:layer="layout" svg:width="0.227cm" svg:height="0.145cm" svg:x="6.277cm" svg:y="2.837cm" svg:viewBox="0 0 228 146" svg:d="M218 90c-28-3-53-7-75-11-35 25-71 48-105 67l-19-33-19-34c38-21 75-44 112-71l3-3c5-5 13-5 20-5 2 0 4 0 7 1 24 5 54 9 86 13l-5 38zM128 76c5 1 10 2 15 3 5-3 9-7 14-10l-22-30z">
            <text:p/>
          </draw:path>
          <draw:path draw:style-name="gr2" draw:text-style-name="P2" draw:layer="layout" svg:width="0.24cm" svg:height="0.142cm" svg:x="6.002cm" svg:y="2.95cm" svg:viewBox="0 0 241 143" svg:d="M241 69c-77 36-153 60-227 74l-7-38-7-38c68-12 139-34 209-67l16 35z">
            <text:p/>
          </draw:path>
          <draw:path draw:style-name="gr2" draw:text-style-name="P2" draw:layer="layout" svg:width="0.24cm" svg:height="0.097cm" svg:x="5.697cm" svg:y="3.006cm" svg:viewBox="0 0 241 98" svg:d="M241 96c-20 1-39 2-59 2-63 0-125-8-182-25l10-36 11-37c50 14 105 22 161 22 18 0 35-1 53-2l3 37z">
            <text:p/>
          </draw:path>
          <draw:path draw:style-name="gr2" draw:text-style-name="P2" draw:layer="layout" svg:width="0.228cm" svg:height="0.193cm" svg:x="5.422cm" svg:y="2.858cm" svg:viewBox="0 0 229 194" svg:d="M198 194c-75-32-143-81-198-142l29-26 28-26c48 54 106 95 172 124l-15 35z">
            <text:p/>
          </draw:path>
          <draw:path draw:style-name="gr2" draw:text-style-name="P2" draw:layer="layout" svg:width="0.24cm" svg:height="0.161cm" svg:x="5.185cm" svg:y="2.807cm" svg:viewBox="0 0 241 162" svg:d="M241 59c-31 24-65 45-102 62-38 17-79 31-120 41l-10-37-9-38c38-9 73-21 106-35 33-15 61-32 87-52l24 30z">
            <text:p/>
          </draw:path>
          <draw:path draw:style-name="gr2" draw:text-style-name="P2" draw:layer="layout" svg:width="0.24cm" svg:height="0.083cm" svg:x="4.884cm" svg:y="2.908cm" svg:viewBox="0 0 241 84" svg:d="M241 75c-41 6-82 9-123 9-39 0-78-3-118-8l5-37 5-38c36 4 72 7 108 7 38 0 75-3 112-8l5 38z">
            <text:p/>
          </draw:path>
          <draw:path draw:style-name="gr2" draw:text-style-name="P2" draw:layer="layout" svg:width="0.241cm" svg:height="0.15cm" svg:x="4.58cm" svg:y="2.821cm" svg:viewBox="0 0 242 151" svg:d="M226 151c-79-17-157-46-226-85l19-33 19-33c62 35 132 60 204 75l-8 38z">
            <text:p/>
          </draw:path>
          <draw:path draw:style-name="gr2" draw:text-style-name="P2" draw:layer="layout" svg:width="0.208cm" svg:height="0.219cm" svg:x="4.348cm" svg:y="2.623cm" svg:viewBox="0 0 209 220" svg:d="M163 220c-65-49-121-109-163-181l34-19 32-20c37 63 86 116 143 158l-23 30z">
            <text:p/>
          </draw:path>
          <draw:path draw:style-name="gr2" draw:text-style-name="P2" draw:layer="layout" svg:width="0.112cm" svg:height="0.237cm" svg:x="4.272cm" svg:y="2.351cm" svg:viewBox="0 0 113 238" svg:d="M42 238c-27-68-42-145-42-230v-8h39l38 1v7c0 75 12 143 36 202l-36 14z">
            <text:p/>
          </draw:path>
          <draw:path draw:style-name="gr2" draw:text-style-name="P2" draw:layer="layout" svg:width="0.241cm" svg:height="0.194cm" svg:x="4.113cm" svg:y="2.102cm" svg:viewBox="0 0 242 195" svg:d="M164 165l35 3 4-7-38-5c-1 3-1 6-1 9zM240 173l-38-5h-3l-13 27c-68-33-132-82-186-143l29-26 28-26c48 54 102 97 163 126 1 1 2 1 2 2 0 8 11 8 15 14s5 12 5 19c0 2 0 3-1 5 0 2 0 4-1 7z">
            <text:p/>
          </draw:path>
          <draw:path draw:style-name="gr2" draw:text-style-name="P2" draw:layer="layout" svg:width="0.168cm" svg:height="0.238cm" svg:x="3.956cm" svg:y="1.851cm" svg:viewBox="0 0 169 239" svg:d="M107 239c-46-65-82-138-107-216l36-12 36-11c23 70 56 136 97 194l-31 22z">
            <text:p/>
          </draw:path>
          <draw:path draw:style-name="gr2" draw:text-style-name="P2" draw:layer="layout" svg:width="0.089cm" svg:height="0.241cm" svg:x="3.919cm" svg:y="1.555cm" svg:viewBox="0 0 90 242" svg:d="M16 242c-11-49-16-99-16-150 0-31 2-61 6-92l38 5 38 6c-4 27-6 54-6 81 0 46 5 90 14 135l-37 7z">
            <text:p/>
          </draw:path>
          <draw:path draw:style-name="gr2" draw:text-style-name="P2" draw:layer="layout" svg:width="0.166cm" svg:height="0.238cm" svg:x="3.941cm" svg:y="1.257cm" svg:viewBox="0 0 167 239" svg:d="M0 219c21-76 54-151 106-219l31 24 30 23c-45 60-75 124-93 192l-37-10z">
            <text:p/>
          </draw:path>
          <draw:path draw:style-name="gr2" draw:text-style-name="P2" draw:layer="layout" svg:width="0.227cm" svg:height="0.195cm" svg:x="4.099cm" svg:y="1.052cm" svg:viewBox="0 0 228 196" svg:d="M0 144c51-54 114-102 190-144l19 33 19 33c-70 39-127 83-173 130l-27-26z">
            <text:p/>
          </draw:path>
          <draw:path draw:style-name="gr2" draw:text-style-name="P2" draw:layer="layout" svg:width="0.119cm" svg:height="0.246cm" svg:x="4.322cm" svg:y="0.838cm" svg:viewBox="0 0 120 247" svg:d="M42 177l14 35 25-11-15-34c-8 2-16 6-24 10zM72 247l-16-35-9 4c-33-77-47-150-47-216h39 37c0 57 13 120 41 187 2 5 3 9 3 14 0 8-2 14-5 20s-8 10-14 14c-2 1-3 1-5 2-8 3-16 7-24 10z">
            <text:p/>
          </draw:path>
          <draw:path draw:style-name="gr2" draw:text-style-name="P2" draw:layer="layout" svg:width="0.17cm" svg:height="0.232cm" svg:x="4.33cm" svg:y="0.537cm" svg:viewBox="0 0 171 233" svg:d="M0 219c8-44 23-83 43-120 19-37 44-69 74-99l27 27 27 27c-24 24-45 52-61 82-17 30-29 62-35 97l-37-7z">
            <text:p/>
          </draw:path>
          <draw:path draw:style-name="gr2" draw:text-style-name="P2" draw:layer="layout" svg:width="0.239cm" svg:height="0.163cm" svg:x="4.509cm" svg:y="0.38cm" svg:viewBox="0 0 240 164" svg:d="M0 102c63-46 139-81 221-102l9 37 10 36c-73 19-139 50-194 91l-23-31z">
            <text:p/>
          </draw:path>
          <draw:path draw:style-name="gr2" draw:text-style-name="P2" draw:layer="layout" svg:width="0.241cm" svg:height="0.085cm" svg:x="4.808cm" svg:y="0.356cm" svg:viewBox="0 0 242 86" svg:d="M0 9c38-6 76-9 114-9 43 0 85 4 128 11l-6 38-7 37c-38-6-76-9-115-9-35 0-68 2-102 7l-6-37z">
            <text:p/>
          </draw:path>
          <draw:path draw:style-name="gr2" draw:text-style-name="P2" draw:layer="layout" svg:width="0.25cm" svg:height="0.184cm" svg:x="5.109cm" svg:y="0.383cm" svg:viewBox="0 0 251 185" svg:d="M21 0c75 21 148 55 214 101l-19 26 35 12c-1 2-1 4-2 5-1 3-2 5-3 8-23 68-8 10-14 14-6 3-13 4-20 4s-13-2-19-4c-1-1-2-1-3-2-58-42-123-71-190-90l10-37zM212 132l4-5-2-1-36-12c-1 2-2 4-2 6z">
            <text:p/>
          </draw:path>
          <draw:path draw:style-name="gr2" draw:text-style-name="P2" draw:layer="layout" svg:width="0.2cm" svg:height="0.222cm" svg:x="5.32cm" svg:y="0.232cm" svg:viewBox="0 0 201 223" svg:d="M0 188c19-37 42-72 68-104 26-31 55-59 87-84l22 31 24 29c-27 22-51 46-74 73-22 28-43 57-59 90l-34-17z">
            <text:p/>
          </draw:path>
          <draw:path draw:style-name="gr2" draw:text-style-name="P2" draw:layer="layout" svg:width="0.241cm" svg:height="0.144cm" svg:x="5.541cm" svg:y="0.108cm" svg:viewBox="0 0 242 145" svg:d="M0 78c70-40 149-66 230-78l6 38 6 37c-73 11-142 34-203 70l-19-34z">
            <text:p/>
          </draw:path>
          <draw:path draw:style-name="gr2" draw:text-style-name="P2" draw:layer="layout" svg:width="0.238cm" svg:height="0.105cm" svg:x="5.853cm" svg:y="0.1cm" svg:viewBox="0 0 239 106" svg:d="M0 0h23c72 0 145 11 216 33l-11 36-11 37c-63-20-129-30-194-30-7 0-14 0-21 1l-1-38z">
            <text:p/>
          </draw:path>
          <draw:path draw:style-name="gr2" draw:text-style-name="P2" draw:layer="layout" svg:width="0.232cm" svg:height="0.187cm" svg:x="6.136cm" svg:y="0.16cm" svg:viewBox="0 0 233 188" svg:d="M31 0c73 32 142 76 202 133l-26 28-27 27c-52-50-114-90-180-118l16-35z">
            <text:p/>
          </draw:path>
          <draw:path draw:style-name="gr2" draw:text-style-name="P2" draw:layer="layout" svg:width="0.168cm" svg:height="0.244cm" svg:x="6.366cm" svg:y="0.353cm" svg:viewBox="0 0 169 245" svg:d="M58 0c46 56 85 120 111 193l-17 6 17 32c-6 3-11 6-16 9-6 3-12 5-19 5s-13-2-19-5-11-8-15-14c-1-2-1-4-2-6-25-65-58-122-98-171l29-24zM134 206l18-7-1-2-18-33c-6 3-12 5-18 9z">
            <text:p/>
          </draw:path>
          <draw:path draw:style-name="gr2" draw:text-style-name="P2" draw:layer="layout" svg:width="0.239cm" svg:height="0.114cm" svg:x="6.574cm" svg:y="0.439cm" svg:viewBox="0 0 240 115" svg:d="M0 44c74-28 156-42 238-44l1 39 1 37c-75 2-147 14-214 39l-13-36z">
            <text:p/>
          </draw:path>
          <draw:path draw:style-name="gr2" draw:text-style-name="P2" draw:layer="layout" svg:width="0.24cm" svg:height="0.116cm" svg:x="6.886cm" svg:y="0.441cm" svg:viewBox="0 0 241 117" svg:d="M5 0c80 5 159 21 236 45l-12 35-11 37c-70-22-144-36-218-41l3-38z">
            <text:p/>
          </draw:path>
          <draw:path draw:style-name="gr2" draw:text-style-name="P2" draw:layer="layout" svg:width="0.238cm" svg:height="0.177cm" svg:x="7.173cm" svg:y="0.512cm" svg:viewBox="0 0 239 178" svg:d="M28 0c78 31 149 70 211 117l-24 31-23 30c-55-42-122-79-192-108l14-35z">
            <text:p/>
          </draw:path>
          <draw:path draw:style-name="gr2" draw:text-style-name="P2" draw:layer="layout" svg:width="0.184cm" svg:height="0.23cm" svg:x="7.419cm" svg:y="0.681cm" svg:viewBox="0 0 185 231" svg:d="M53 0c33 32 61 65 83 100 22 36 39 73 49 112l-36 9-38 10c-8-31-22-62-40-90-18-30-42-59-71-85l27-28z">
            <text:p/>
          </draw:path>
          <draw:path draw:style-name="gr2" draw:text-style-name="P2" draw:layer="layout" svg:width="0.153cm" svg:height="0.231cm" svg:x="7.46cm" svg:y="0.976cm" svg:viewBox="0 0 154 232" svg:d="M154 1c-1 39-9 78-25 117-15 38-39 76-71 114l-29-25-29-25c26-30 46-62 58-93 12-30 18-59 19-89l38 1z">
            <text:p/>
          </draw:path>
          <draw:path draw:style-name="gr2" draw:text-style-name="P2" draw:layer="layout" svg:width="0.21cm" svg:height="0.218cm" svg:x="7.471cm" svg:y="1.201cm" svg:viewBox="0 0 211 219" svg:d="M42 0c30 20 61 46 90 76 27 30 54 64 79 101l-33 21-31 21c-22-34-46-64-71-90-24-26-50-48-76-65l21-32z">
            <text:p/>
          </draw:path>
          <draw:path draw:style-name="gr2" draw:text-style-name="P2" draw:layer="layout" svg:width="0.14cm" svg:height="0.24cm" svg:x="7.654cm" svg:y="1.449cm" svg:viewBox="0 0 141 241" svg:d="M68 0c36 71 63 151 73 231l-38 5-38 5c-10-72-33-142-65-206l34-17z">
            <text:p/>
          </draw:path>
          <draw:path draw:style-name="gr2" draw:text-style-name="P2" draw:layer="layout" svg:width="0.133cm" svg:height="0.238cm" svg:x="7.666cm" svg:y="1.76cm" svg:viewBox="0 0 134 239" svg:d="M134 1c-1 42-7 82-18 122-11 41-28 79-52 116l-32-21-32-21c19-29 33-62 43-95 9-33 13-67 14-102l38 1z">
            <text:p/>
          </draw:path>
          <draw:path draw:style-name="gr2" draw:text-style-name="P2" draw:layer="layout" svg:width="0.232cm" svg:height="0.183cm" svg:x="7.446cm" svg:y="2.011cm" svg:viewBox="0 0 233 184" svg:d="M233 54c-26 25-56 50-89 72-34 22-73 42-116 58l-14-35-14-36c38-15 72-32 102-52 29-18 54-38 75-61l28 27z">
            <text:p/>
          </draw:path>
        </draw:g>
        <draw:line draw:style-name="gr3" draw:text-style-name="P3" draw:layer="layout" svg:x1="1.114cm" svg:y1="5.179cm" svg:x2="1.362cm" svg:y2="2.082cm">
          <text:p/>
        </draw:line>
        <draw:line draw:style-name="gr4" draw:text-style-name="P4" draw:layer="layout" svg:x1="2.352cm" svg:y1="1.834cm" svg:x2="4.209cm" svg:y2="1.834cm">
          <text:p/>
        </draw:line>
        <draw:line draw:style-name="gr4" draw:text-style-name="P4" draw:layer="layout" svg:x1="5.324cm" svg:y1="4.312cm" svg:x2="2.228cm" svg:y2="2.082cm">
          <text:p/>
        </draw:line>
        <draw:frame draw:style-name="gr5" draw:text-style-name="P5" draw:layer="layout" svg:width="2.534cm" svg:height="0.747cm" svg:x="4.704cm" svg:y="1.246cm">
          <draw:text-box>
            <text:p text:style-name="P4"><text:span text:style-name="T1">Internet</text:span></text:p>
          </draw:text-box>
        </draw:frame>
        <draw:line draw:style-name="gr3" draw:text-style-name="P3" draw:layer="layout" svg:x1="1.98cm" svg:y1="5.675cm" svg:x2="4.828cm" svg:y2="5.056cm">
          <text:p/>
        </draw:line>
        <draw:frame draw:style-name="gr6" draw:text-style-name="P3" draw:layer="layout" svg:width="2.835cm" svg:height="2.953cm" svg:x="0.394cm" svg:y="0.243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7" draw:text-style-name="P6" draw:layer="layout" svg:width="1.313cm" svg:height="0.988cm" svg:x="1.237cm" svg:y="1.524cm">
          <draw:text-box>
            <text:p><text:span text:style-name="T2">R1</text:span></text:p>
          </draw:text-box>
        </draw:frame>
        <draw:frame draw:style-name="gr6" draw:text-style-name="P3" draw:layer="layout" svg:width="2.835cm" svg:height="2.954cm" svg:x="4.227cm" svg:y="3.338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8" draw:text-style-name="P6" draw:layer="layout" svg:width="1.312cm" svg:height="0.988cm" svg:x="5.07cm" svg:y="4.62cm">
          <draw:text-box>
            <text:p><text:span text:style-name="T2">R3</text:span></text:p>
          </draw:text-box>
        </draw:frame>
        <draw:frame draw:style-name="gr6" draw:text-style-name="P3" draw:layer="layout" svg:width="2.835cm" svg:height="2.954cm" svg:x="-0.2cm" svg:y="4.306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8" draw:text-style-name="P6" draw:layer="layout" svg:width="1.313cm" svg:height="0.988cm" svg:x="0.643cm" svg:y="5.588cm">
          <draw:text-box>
            <text:p><text:span text:style-name="T2">R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1-06T20:29:12.852135925</dc:date>
    <meta:editing-duration>PT6H58M42S</meta:editing-duration>
    <meta:editing-cycles>21</meta:editing-cycles>
    <meta:generator>LibreOffice/5.4.2.2.0$Linux_X86_64 LibreOffice_project/40m0$Build-2</meta:generator>
    <dc:creator>Philippe Latu</dc:creator>
    <meta:document-statistic meta:object-count="51"/>
  </office:meta>
</office:document-meta>
</file>